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Prestige Elite Std" svg:font-family="'Prestige Elite Std'" style:font-family-generic="modern" style:font-pitch="fixed"/>
    <style:font-face style:name="Cantarell" svg:font-family="Cantarel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line-height="150%"/>
      <style:text-properties fo:language="fr" fo:country="FR"/>
    </style:style>
    <style:style style:name="P3" style:family="paragraph" style:parent-style-name="Standard">
      <style:paragraph-properties fo:line-height="150%" fo:text-align="justify" style:justify-single-word="false"/>
      <style:text-properties fo:language="fr" fo:country="FR"/>
    </style:style>
    <style:style style:name="P4" style:family="paragraph" style:parent-style-name="Standard">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5" style:family="paragraph" style:parent-style-name="Standard">
      <style:paragraph-properties fo:line-height="150%"/>
      <style:text-properties fo:font-size="16pt" fo:language="fr" fo:country="F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language="fr" fo:country="FR" style:font-size-asian="16pt" style:font-size-complex="16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style:text-properties fo:font-size="13pt" fo:language="fr" fo:country="FR" style:font-size-asian="13pt" style:font-size-complex="13pt"/>
    </style:style>
    <style:style style:name="P10" style:family="paragraph" style:parent-style-name="Standard">
      <style:paragraph-properties fo:line-height="150%"/>
      <style:text-properties fo:font-size="14pt" fo:language="fr" fo:country="FR" style:font-size-asian="14pt" style:font-size-complex="14pt"/>
    </style:style>
    <style:style style:name="P11" style:family="paragraph" style:parent-style-name="Standard" style:master-page-name="MP0">
      <style:paragraph-properties style:page-number="auto" fo:break-before="page"/>
      <style:text-properties fo:language="fr" fo:country="FR"/>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200%"/>
      <style:text-properties fo:font-size="13pt" fo:language="fr" fo:country="FR" style:font-size-asian="13pt" style:font-size-complex="13pt"/>
    </style:style>
    <style:style style:name="P15" style:family="paragraph" style:parent-style-name="Standard" style:list-style-name="L1">
      <style:paragraph-properties fo:line-height="200%"/>
      <style:text-properties fo:font-size="13pt" fo:language="fr" fo:country="FR" style:font-size-asian="13pt" style:font-size-complex="13pt"/>
    </style:style>
    <style:style style:name="P16" style:family="paragraph" style:parent-style-name="Standard">
      <style:paragraph-properties fo:line-height="150%"/>
      <style:text-properties fo:font-size="16pt" fo:language="fr" fo:country="FR" fo:font-weight="bold" style:font-size-asian="16pt" style:font-weight-asian="bold" style:font-size-complex="16pt" style:font-weight-complex="bold"/>
    </style:style>
    <style:style style:name="P17" style:family="paragraph" style:parent-style-name="Standard" style:list-style-name="L2">
      <style:paragraph-properties fo:line-height="150%"/>
      <style:text-properties fo:font-size="16pt" fo:language="fr" fo:country="FR" fo:font-weight="bold" style:font-size-asian="16pt" style:font-weight-asian="bold" style:font-size-complex="16pt" style:font-weight-complex="bold"/>
    </style:style>
    <style:style style:name="P18" style:family="paragraph" style:parent-style-name="Standard">
      <style:paragraph-properties fo:line-height="200%"/>
      <style:text-properties fo:font-size="16pt" fo:language="fr" fo:country="FR" style:font-size-asian="16pt" style:font-size-complex="16pt"/>
    </style:style>
    <style:style style:name="P19" style:family="paragraph" style:parent-style-name="Standard">
      <style:paragraph-properties fo:line-height="150%"/>
      <style:text-properties fo:language="fr" fo:country="FR"/>
    </style:style>
    <style:style style:name="P20" style:family="paragraph" style:parent-style-name="Standard">
      <style:paragraph-properties fo:line-height="150%" fo:text-align="justify" style:justify-single-word="false"/>
      <style:text-properties fo:language="fr" fo:country="FR"/>
    </style:style>
    <style:style style:name="P21" style:family="paragraph" style:parent-style-name="Standard">
      <style:paragraph-properties fo:line-height="150%" fo:text-align="center" style:justify-single-word="false"/>
      <style:text-properties fo:font-size="24pt" fo:language="fr" fo:country="FR"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style>
    <style:style style:name="P22" style:family="paragraph" style:parent-style-name="Standard">
      <style:paragraph-properties fo:line-height="200%"/>
    </style:style>
    <style:style style:name="P23" style:family="paragraph" style:parent-style-name="Standard" style:list-style-name="L1">
      <style:paragraph-properties fo:line-height="200%"/>
    </style:style>
    <style:style style:name="P24" style:family="paragraph" style:parent-style-name="Standard">
      <style:paragraph-properties fo:line-height="100%" fo:text-align="start" style:justify-single-word="false" fo:background-color="#e6e6e6">
        <style:background-image/>
      </style:paragraph-properties>
    </style:style>
    <style:style style:name="P25" style:family="paragraph" style:parent-style-name="Standard">
      <style:paragraph-properties fo:line-height="150%" fo:text-align="start" style:justify-single-word="false" fo:background-color="transparent">
        <style:background-image/>
      </style:paragraph-properties>
    </style:style>
    <style:style style:name="T1" style:family="text">
      <style:text-properties fo:font-size="13pt" fo:language="fr" fo:country="FR" style:font-size-asian="13pt" style:font-size-complex="13pt"/>
    </style:style>
    <style:style style:name="T2" style:family="text">
      <style:text-properties fo:font-size="13pt" fo:language="fr" fo:country="FR" fo:font-weight="bold" style:font-size-asian="13pt" style:font-weight-asian="bold" style:font-size-complex="13pt" style:font-weight-complex="bold"/>
    </style:style>
    <style:style style:name="T3" style:family="text">
      <style:text-properties fo:language="fr" fo:country="FR"/>
    </style:style>
    <style:style style:name="T4"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font-size="14pt" fo:language="fr" fo:country="FR" style:font-size-asian="14pt" style:font-size-complex="14pt"/>
    </style:style>
    <style:style style:name="T6" style:family="text">
      <style:text-properties fo:font-size="14pt" fo:language="fr" fo:country="FR" style:text-underline-style="solid" style:text-underline-width="auto" style:text-underline-color="font-color" style:text-underline-mode="continuous" style:text-overline-mode="continuous" style:text-line-through-mode="continuous" style:font-size-asian="14pt" style:font-size-complex="14pt"/>
    </style:style>
    <style:style style:name="T7" style:family="text">
      <style:text-properties fo:font-size="14pt" fo:language="fr" fo:country="FR" style:text-underline-style="none" style:font-size-asian="14pt" style:font-size-complex="14pt"/>
    </style:style>
    <style:style style:name="T8" style:family="text">
      <style:text-properties fo:font-size="11pt" fo:language="fr" fo:country="FR" fo:font-style="italic" style:font-size-asian="11pt" style:font-style-asian="italic" style:font-size-complex="11pt" style:font-style-complex="italic"/>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font-name="Calibri" fo:font-size="11pt" fo:language="fr" fo:country="FR" fo:font-weight="normal" style:font-size-asian="11pt" style:font-weight-asian="normal" style:font-size-complex="11pt" style:font-weight-complex="normal"/>
    </style:style>
    <style:style style:name="T12" style:family="text">
      <style:text-propertie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13" style:family="text">
      <style:text-properties fo:font-size="24pt" fo:language="fr" fo:country="FR"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style>
    <style:style style:name="T14" style:family="text">
      <style:text-properties fo:color="#280099" style:font-name="Calibri" fo:font-size="11pt" fo:language="fr" fo:country="FR" fo:font-weight="bold" style:font-size-asian="11pt" style:font-weight-asian="bold" style:font-size-complex="11pt" style:font-weight-complex="bold"/>
    </style:style>
    <text:list-style style:name="L1">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bue Rémy<text:tab/><text:tab/><text:tab/><text:tab/><text:tab/><text:tab/><text:tab/><text:tab/><text:tab/><text:tab/><text:tab/>Groupe 3</text:p>
      <text:p text:style-name="P1">Plockyn Théo</text:p>
      <text:p text:style-name="P1"/>
      <text:p text:style-name="P1"/>
      <text:p text:style-name="P1"/>
      <text:p text:style-name="P4">Rapport sur le devoir d'ARO</text:p>
      <text:p text:style-name="P6"/>
      <text:p text:style-name="P18"/>
      <text:p text:style-name="P22"><text:span text:style-name="Police_20_par_20_défaut"><text:span text:style-name="T1"><text:s text:c="6"/></text:span></text:span><text:span text:style-name="Police_20_par_20_défaut"><text:span text:style-name="T2">Introduction</text:span></text:span></text:p>
      <text:list xml:id="list1344934348043755383" text:style-name="L1">
        <text:list-item>
          <text:p text:style-name="P23"><text:span text:style-name="Police_20_par_20_défaut"><text:span text:style-name="T1"><text:s/></text:span></text:span><text:span text:style-name="Police_20_par_20_défaut"><text:span text:style-name="T2">Première version, sans le stock</text:span></text:span></text:p>
          <text:list>
            <text:list-item>
              <text:p text:style-name="P15">Vision globale</text:p>
            </text:list-item>
            <text:list-item>
              <text:p text:style-name="P15">Difficultés &amp; erreurs</text:p>
            </text:list-item>
          </text:list>
        </text:list-item>
        <text:list-item>
          <text:p text:style-name="P23"><text:span text:style-name="Police_20_par_20_défaut"><text:span text:style-name="T1"><text:s/></text:span></text:span><text:span text:style-name="Police_20_par_20_défaut"><text:span text:style-name="T2">Deuxième version, avec le stock</text:span></text:span></text:p>
          <text:list>
            <text:list-item>
              <text:p text:style-name="P15">Vision globale</text:p>
            </text:list-item>
            <text:list-item>
              <text:p text:style-name="P23"><text:span text:style-name="T1">Difficultés &amp; erreurs</text:span></text:p>
            </text:list-item>
          </text:list>
        </text:list-item>
      </text:list>
      <text:p text:style-name="P22"><text:span text:style-name="Police_20_par_20_défaut"><text:span text:style-name="T1"><text:s text:c="6"/></text:span></text:span><text:span text:style-name="Police_20_par_20_défaut"><text:span text:style-name="T2">Conclusion</text:span></text:span></text:p>
      <text:p text:style-name="P14"><text:s text:c="6"/>Annexes</text:p>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21">Introduction :</text:p>
      <text:p text:style-name="P8"><text:span text:style-name="Police_20_par_20_défaut"><text:span text:style-name="T3"><text:tab/>Le sujet donné </text:span></text:span><text:span text:style-name="Police_20_par_20_défaut"><text:span text:style-name="T3">reprenait</text:span></text:span><text:span text:style-name="Police_20_par_20_défaut"><text:span text:style-name="T3"> plusieurs notions des différents TP que nous avions travaillé,</text:span></text:span><text:span text:style-name="Police_20_par_20_défaut"><text:span text:style-name="T3"> à savoir la gestion des stocks, les contraintes multiples, les tableaux à deux paramètres etc.. Nous nous sommes mis d'accord sur le fait de bien encadrer le sujet avant de commencer dans le but d'éviter toute mauvaise interprétation. Les différentes étap</text:span></text:span><text:span text:style-name="Police_20_par_20_défaut"><text:span text:style-name="T3">es du développement de ce travail seront détaillées dans les parties respectives de la présentation</text:span></text:span><text:span text:style-name="Police_20_par_20_défaut"><text:span text:style-name="T1">.</text:span></text:span></text:p>
      <text:p text:style-name="P9"/>
      <text:list xml:id="list6383833619328673515" text:style-name="L2">
        <text:list-item>
          <text:p text:style-name="P17">Première version, sans le stock</text:p>
        </text:list-item>
      </text:list>
      <text:p text:style-name="P7"><text:span text:style-name="Police_20_par_20_défaut"><text:span text:style-name="T5"><text:s text:c="10"/></text:span></text:span><text:span text:style-name="Police_20_par_20_défaut"><text:span text:style-name="T6">1. Vision globale</text:span></text:span></text:p>
      <text:p text:style-name="P3">Lors du développement de la première partie du DM (sans la gestion des stocks) le choix des noms des variables s'est fait instinctivement.</text:p>
      <text:p text:style-name="P8"><text:span text:style-name="Police_20_par_20_défaut"><text:span text:style-name="T4">Ex : </text:span></text:span><text:span text:style-name="Police_20_par_20_défaut"><text:span text:style-name="T8">production [</text:span></text:span><text:span text:style-name="Police_20_par_20_défaut"><text:span text:style-name="T8">HUILES</text:span></text:span><text:span text:style-name="Police_20_par_20_défaut"><text:span text:style-name="T8">, MOIS</text:span></text:span><text:span text:style-name="Police_20_par_20_défaut"><text:span text:style-name="T8">] représentait à la fois l'achat d'huiles et la production de nourriture puisqu'il n'y à pas de stocks dans cette version. Toutefo</text:span></text:span><text:span text:style-name="Police_20_par_20_défaut"><text:span text:style-name="T8">is nous nous sommes rendus compte plus tard qu'une distinction de quantité achetée et quantité produite était nécessaire, non seulement pour la compréhension mais aussi pour la cohérence du programme.</text:span></text:span></text:p>
      <text:p text:style-name="P3">La maximisation se faisait donc sur la vente de nourriture (appelée vente_nourriture) et elle possédait la contrainte des productions maximum végétales (production_max_v) et animales (production_max_a). La vente de nourriture représentait donc la somme des productions par huiles et par mois (production [h,m]) multiplié par leur prix de vente moins le coût d'achat des huiles.</text:p>
      <text:p text:style-name="P3"/>
      <text:p text:style-name="P7"><text:span text:style-name="Police_20_par_20_défaut"><text:span text:style-name="T5"><text:s text:c="10"/></text:span></text:span><text:span text:style-name="Police_20_par_20_défaut"><text:span text:style-name="T6">2. <text:s/>Difficultés &amp;</text:span></text:span><text:span text:style-name="Police_20_par_20_défaut"><text:span text:style-name="T6"> erreurs</text:span></text:span></text:p>
      <text:p text:style-name="P3">Le fait de ne pas distinguer la quantité achetée / produite à ce stade de la progression n’est pas vraiment à considérer comme une erreur mais en tout cas un problème pour la suite du TP puisque après le sujet comporte la gestion des stocks. De plus avec l’aide des anciens sujets de TP certaines notions étaient plus faciles à gérer. Nous possédions également le polycopié du cours contenant différentes syntaxes pour l’AMPL (pour l’union par exemple).</text:p>
      <text:p text:style-name="P2"/>
      <text:p text:style-name="P2"/>
      <text:p text:style-name="P5"/>
      <text:p text:style-name="P5"/>
      <text:p text:style-name="P5"><text:soft-page-break/></text:p>
      <text:list xml:id="list43371654" text:continue-numbering="true" text:style-name="L2">
        <text:list-item>
          <text:p text:style-name="P17">Deuxième version, avec le stock</text:p>
        </text:list-item>
      </text:list>
      <text:p text:style-name="P10"><text:s text:c="10"/><text:span text:style-name="T9">1. Vision globale</text:span></text:p>
      <text:p text:style-name="P3">En arrivant à la deuxième partie il fallait gérer la notion de quantité en stock au cas où le mois suivant serait plus cher et donc il serait plus rentable d’utiliser les quantités que l’on possède déjà. <text:s/>Nous avions appréhendé cette partie puisqu’il fallait rajouter plusieurs contraintes.</text:p>
      <text:p text:style-name="P3">Cependant, la relecture des sujets de TP nous ont permis de se rappeler de la gestion des stocks de papier, et donc des notions nécessaires pour avancer dans le problème de l'équilibre des stocks.</text:p>
      <text:p text:style-name="P3"/>
      <text:p text:style-name="P10"><text:s text:c="10"/><text:span text:style-name="T10">2. <text:s/>Difficultés &amp; erreurs</text:span></text:p>
      <text:p text:style-name="P8"><text:span text:style-name="Police_20_par_20_défaut"><text:span text:style-name="T5"><text:tab/></text:span></text:span><text:span text:style-name="Police_20_par_20_défaut"><text:span text:style-name="T3">La partie avec stocks était plus compliquée que la précédente. En effet il fallait rajouter trois contraintes : un stock initial = 500, un stock final qui devait être identique ainsi qu’une contrainte à l’équilibre qui permet de faire varier les biens à travers les mois. La plus grande difficulté était de trouver la contrainte à l’équilibre, nous faisions un blocage. Plus tard, lorsque nous avions bien distingué production de nourriture et achat d’huiles, la contrainte s’est dessinée toute seule, il était donc beaucoup plus facile de l’écrire par la suite. En effet la contrainte représente le surplus entre la quantité achetée et la quantité vendue additionnée à la quantité en stock du mois précédent.</text:span></text:span></text:p>
      <text:p text:style-name="P8"><text:span text:style-name="Police_20_par_20_défaut"><text:span text:style-name="T3"><text:tab/>Une difficulté supplémentaire avec une gestion des stocks est qu'il faut d'abord acheter l'huile, et donc le rajouter dans les dépenses.</text:span></text:span></text:p>
      <text:p text:style-name="P8"><text:span text:style-name="Police_20_par_20_défaut"><text:span text:style-name="T3"/></text:span></text:p>
      <text:p text:style-name="P8"><text:span text:style-name="Police_20_par_20_défaut"><text:span text:style-name="T3"/></text:span></text:p>
      <text:p text:style-name="P21"><text:span text:style-name="Police_20_par_20_défaut"><text:span text:style-name="T13">Conclusion :</text:span></text:span></text:p>
      <text:p text:style-name="P8"><text:span text:style-name="Police_20_par_20_défaut"><text:span text:style-name="T3">Ce devoir nous a permis de mieux comprendre et procéder à la modélisation d'un problème, de manière à pouvoir le résoudre via AMPL, et bien que nous n'ayons pas pu finir les variantes nous avons quand même réfléchi et commencé à adapter notre modélisation présente pour ces problèmes spécifiques. Il nous a fallu revenir en arrière plusieurs fois pendant le devoir, et il était nécessaire de prendre du temps et du recul pour jauger notre travail.</text:span></text:span></text:p>
      <text:p text:style-name="P8"><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8"><text:soft-page-break/><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8"><text:span text:style-name="Police_20_par_20_défaut"><text:span text:style-name="T3"/></text:span></text:p>
      <text:p text:style-name="P13"><text:span text:style-name="Police_20_par_20_défaut"><text:span text:style-name="T12">Annexes :</text:span></text:span></text:p>
      <text:p text:style-name="P8"><text:span text:style-name="Police_20_par_20_défaut"><text:span text:style-name="T7">Première version, sans la gestion des stocks :</text:span></text:span></text:p>
      <text:p text:style-name="P24"><text:span text:style-name="Police_20_par_20_défaut"><text:span text:style-name="T11">set HUILES_V;<text:line-break/>set HUILES_A;<text:line-break/>set HUILES := HUILES_V union HUILES_A;<text:line-break/>param N integer &gt;= 0;<text:line-break/>set MOIS := 1 .. N;<text:line-break/>param cout_achat{HUILES, MOIS} <text:tab/>&gt;= 0;<text:line-break/>param prix_vente <text:tab/><text:tab/><text:tab/>&gt;= 0;<text:line-break/>param prod_max_v <text:tab/><text:tab/><text:tab/>&gt;= 0;<text:line-break/>param prod_max_a <text:tab/><text:tab/><text:tab/>&gt;= 0;<text:line-break/>param durete{HUILES} <text:tab/><text:tab/>&gt;= 0;<text:line-break/>var production{HUILES, MOIS} <text:tab/>&gt;= 0;<text:line-break/><text:line-break/></text:span></text:span><text:span text:style-name="Police_20_par_20_défaut"><text:span text:style-name="T14">/* Le profit est la différence entre la somme de tous les mois du chiffre d'affaire et celle des dépenses */</text:span></text:span><text:span text:style-name="Police_20_par_20_défaut"><text:span text:style-name="T11"><text:line-break/>maximize vente_nourriture :<text:line-break/><text:tab/>sum{h in HUILES, m in MOIS} prix_vente * production[h,m]<text:line-break/><text:tab/>- sum{h in HUILES, m in MOIS} cout_achat[h,m] * production[h,m];<text:line-break/><text:tab/><text:line-break/></text:span></text:span><text:span text:style-name="Police_20_par_20_défaut"><text:span text:style-name="T14">/* On ne peut pas produire plus de prod_max_v(200) tonnes d'huile végétale */</text:span></text:span><text:span text:style-name="Police_20_par_20_défaut"><text:span text:style-name="T11"><text:line-break/>subject to production_max_v{m in MOIS} :<text:line-break/><text:tab/>sum{h in HUILES_V} production[h,m] &lt;= prod_max_v;<text:line-break/><text:tab/><text:line-break/></text:span></text:span><text:span text:style-name="Police_20_par_20_défaut"><text:span text:style-name="T14">/* On ne peut pas produire plus de prod_max_a(250) tonnes d'huile animale <text:s/>*/</text:span></text:span><text:span text:style-name="Police_20_par_20_défaut"><text:span text:style-name="T11"><text:line-break/>subject to production_max_a{m in MOIS} :<text:line-break/><text:tab/>sum{h in HUILES_A} production[h,m] &lt;= prod_max_a;<text:line-break/><text:tab/><text:line-break/></text:span></text:span><text:span text:style-name="Police_20_par_20_défaut"><text:span text:style-name="T14">/* La dureté de la nourriture produite avec toutes les huiles utilisées doit être comprise entre 3 et 6, <text:line-break/> <text:s text:c="2"/>mais encadrer la dureté en fait une contrainte non-linéaire, ainsi que de la diviser par une variable<text:line-break/> <text:s text:c="2"/>donc on sépare l'intervalle, et on factorise la contrainte pour la rendre linéaire */</text:span></text:span><text:span text:style-name="Police_20_par_20_défaut"><text:span text:style-name="T11"><text:line-break/>subject to durete_intervalle_max{m in MOIS} :<text:line-break/><text:tab/>/* il faut rajouter la moyenne pondérée*/<text:line-break/><text:tab/>sum{h in HUILES} durete[h]*production[h,m] <text:s text:c="2"/>&lt;= 6*sum{h in HUILES}production[h,m];<text:line-break/>subject to durete_intervalle_min{m in MOIS} :<text:line-break/><text:tab/>/* il faut rajouter la moyenne pondérée*/<text:line-break/><text:tab/>sum{h in HUILES} durete[h]*production[h,m] <text:s text:c="2"/>&gt;= 3*sum{h in HUILES}production[h,m];<text:line-break/><text:line-break/>data;<text:line-break/>set HUILES_V := VEG1 VEG2;<text:line-break/>set HUILES_A := ANI1 ANI2 ANI3;<text:line-break/>param N = 6;<text:line-break/>param prod_max_v := 200;<text:line-break/>param prod_max_a := 250;<text:line-break/></text:span></text:span><text:soft-page-break/><text:span text:style-name="Police_20_par_20_défaut"><text:span text:style-name="T11">param prix_vente := 150;<text:line-break/></text:span></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line-break/>param cout_achat (tr) :<text:line-break/><text:tab/>VEG1<text:tab/>VEG2<text:tab/>ANI1<text:tab/>ANI2<text:tab/>ANI3 :=<text:line-break/>janvier<text:tab/>110<text:tab/>120<text:tab/>130<text:tab/>110<text:tab/>115<text:line-break/>fevrier<text:tab/>130<text:tab/>130<text:tab/>110<text:tab/>90<text:tab/>115<text:line-break/>mars<text:tab/>110<text:tab/>140<text:tab/>130<text:tab/>100<text:tab/>95<text:line-break/>avril<text:tab/>120<text:tab/>110<text:tab/>120<text:tab/>120<text:tab/>125<text:line-break/>mai<text:tab/>100<text:tab/>120<text:tab/>150<text:tab/>110<text:tab/>105<text:line-break/>juin<text:tab/>90<text:tab/>100<text:tab/>140<text:tab/>80<text:tab/>135;<text:line-break/><text:line-break/>param durete :=<text:line-break/>VEG1 <text:tab/>8.8<text:line-break/>VEG2<text:tab/>6.1<text:line-break/>ANI1<text:tab/>2.0<text:line-break/>ANI2<text:tab/>4.2<text:line-break/>ANI3<text:tab/>5.0;</text:span></text:span></text:p>
      <text:p text:style-name="P25"><text:span text:style-name="Police_20_par_20_défaut"><text:span text:style-name="T11"/></text:span></text:p>
      <text:p text:style-name="P25"><text:span text:style-name="Police_20_par_20_défaut"><text:span text:style-name="T11">Deuxième version, avec la gestion des stocks :</text:span></text:span></text:p>
      <text:p text:style-name="P24"><text:span text:style-name="Police_20_par_20_défaut"><text:span text:style-name="T11">set HUILES_V;</text:span></text:span></text:p>
      <text:p text:style-name="P24"><text:span text:style-name="Police_20_par_20_défaut"><text:span text:style-name="T11">set HUILES_A;</text:span></text:span></text:p>
      <text:p text:style-name="P24"><text:span text:style-name="Police_20_par_20_défaut"><text:span text:style-name="T11">set HUILES := HUILES_V union HUILES_A;</text:span></text:span></text:p>
      <text:p text:style-name="P24"><text:span text:style-name="Police_20_par_20_défaut"><text:span text:style-name="T11">param N integer &gt;= 0;</text:span></text:span></text:p>
      <text:p text:style-name="P24"><text:span text:style-name="Police_20_par_20_défaut"><text:span text:style-name="T11">set MOIS := 1 .. N;</text:span></text:span></text:p>
      <text:p text:style-name="P24"><text:span text:style-name="Police_20_par_20_défaut"><text:span text:style-name="T11">param cout_achat{HUILES,MOIS} <text:tab/>&gt;= 0;</text:span></text:span></text:p>
      <text:p text:style-name="P24"><text:span text:style-name="Police_20_par_20_défaut"><text:span text:style-name="T11">param prix_vente <text:tab/><text:tab/><text:tab/><text:tab/>&gt;= 0;</text:span></text:span></text:p>
      <text:p text:style-name="P24"><text:span text:style-name="Police_20_par_20_défaut"><text:span text:style-name="T11">param prod_max_v <text:tab/><text:tab/><text:tab/><text:tab/>&gt;= 0;</text:span></text:span></text:p>
      <text:p text:style-name="P24"><text:span text:style-name="Police_20_par_20_défaut"><text:span text:style-name="T11">param prod_max_a <text:tab/><text:tab/><text:tab/><text:tab/>&gt;= 0;</text:span></text:span></text:p>
      <text:p text:style-name="P24"><text:span text:style-name="Police_20_par_20_défaut"><text:span text:style-name="T11">param stockage_max<text:tab/><text:tab/><text:tab/><text:tab/>&gt;= 0;</text:span></text:span></text:p>
      <text:p text:style-name="P24"><text:span text:style-name="Police_20_par_20_défaut"><text:span text:style-name="T11">param durete{HUILES} <text:tab/><text:tab/><text:tab/>&gt;= 0;</text:span></text:span></text:p>
      <text:p text:style-name="P24"><text:span text:style-name="Police_20_par_20_défaut"><text:span text:style-name="T11">param cout_stockage <text:s text:c="9"/><text:tab/>&gt;= 0;</text:span></text:span></text:p>
      <text:p text:style-name="P24"><text:span text:style-name="Police_20_par_20_défaut"><text:span text:style-name="T11">var stockage{HUILES, 0 .. N} <text:tab/>integer &gt;= 0;</text:span></text:span></text:p>
      <text:p text:style-name="P24"><text:span text:style-name="Police_20_par_20_défaut"><text:span text:style-name="T11">var qte_vendue{HUILES,MOIS} <text:tab/>integer &gt;= 0;</text:span></text:span></text:p>
      <text:p text:style-name="P24"><text:span text:style-name="Police_20_par_20_défaut"><text:span text:style-name="T11">var qte_achete{HUILES,MOIS}<text:tab/><text:tab/>integer &gt;= 0;</text:span></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4">/* Le profit est la différence entre la somme de tous les mois du chiffre d'affaire et celle des dépenses dans les huiles achetées et dans le coût de stockage */</text:span></text:span></text:p>
      <text:p text:style-name="P24"><text:span text:style-name="Police_20_par_20_défaut"><text:span text:style-name="T11">maximize vente_nourriture :</text:span></text:span></text:p>
      <text:p text:style-name="P24"><text:span text:style-name="Police_20_par_20_défaut"><text:span text:style-name="T11"><text:tab/>sum{h in HUILES, m in MOIS} prix_vente * qte_vendue[h,m]</text:span></text:span></text:p>
      <text:p text:style-name="P24"><text:span text:style-name="Police_20_par_20_défaut"><text:span text:style-name="T11"><text:tab/>- sum{h in HUILES, m in MOIS} cout_achat[h,m] * qte_achete[h,m]</text:span></text:span></text:p>
      <text:p text:style-name="P24"><text:span text:style-name="Police_20_par_20_défaut"><text:span text:style-name="T11"><text:tab/>- sum{h in HUILES, m in MOIS} cout_stockage <text:s text:c="2"/>* stockage[h,m];</text:span></text:span></text:p>
      <text:p text:style-name="P24"><text:span text:style-name="Police_20_par_20_défaut"><text:span text:style-name="T11"/></text:span></text:p>
      <text:p text:style-name="P24"><text:span text:style-name="Police_20_par_20_défaut"><text:span text:style-name="T14">/* On ne peut pas produire plus de prod_max_v(200) tonnes d'huile végétale */</text:span></text:span></text:p>
      <text:p text:style-name="P24"><text:span text:style-name="Police_20_par_20_défaut"><text:span text:style-name="T11">subject to production_max_v{m in MOIS} :</text:span></text:span></text:p>
      <text:p text:style-name="P24"><text:span text:style-name="Police_20_par_20_défaut"><text:span text:style-name="T11"><text:tab/>sum{h in HUILES_V} qte_vendue[h,m] &lt;= prod_max_v;</text:span></text:span></text:p>
      <text:p text:style-name="P24"><text:span text:style-name="Police_20_par_20_défaut"><text:span text:style-name="T11"/></text:span></text:p>
      <text:p text:style-name="P24"><text:soft-page-break/><text:span text:style-name="Police_20_par_20_défaut"><text:span text:style-name="T14">/* On ne peut pas produire plus de prod_max_a(250) tonnes d'huile animale <text:s/>*/</text:span></text:span></text:p>
      <text:p text:style-name="P24"><text:span text:style-name="Police_20_par_20_défaut"><text:span text:style-name="T11">subject to production_max_a{m in MOIS} :</text:span></text:span></text:p>
      <text:p text:style-name="P24"><text:span text:style-name="Police_20_par_20_défaut"><text:span text:style-name="T11"><text:tab/>sum{h in HUILES_A} qte_vendue[h,m] &lt;= prod_max_a;</text:span></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1"/></text:span></text:p>
      <text:p text:style-name="P24"><text:span text:style-name="Police_20_par_20_défaut"><text:span text:style-name="T14">/* La dureté de la nourriture produite avec toutes les huiles utilisées doit être comprise entre 3 et 6, </text:span></text:span></text:p>
      <text:p text:style-name="P24"><text:span text:style-name="Police_20_par_20_défaut"><text:span text:style-name="T14"><text:s text:c="3"/>mais encadrer la dureté en fait une contrainte non-linéaire, ainsi que de la diviser par une variable</text:span></text:span></text:p>
      <text:p text:style-name="P24"><text:span text:style-name="Police_20_par_20_défaut"><text:span text:style-name="T14"><text:s text:c="3"/>donc on sépare l'intervalle, et on factorise la contrainte pour la rendre linéaire */</text:span></text:span></text:p>
      <text:p text:style-name="P24"><text:span text:style-name="Police_20_par_20_défaut"><text:span text:style-name="T11">subject to durete_intervalle_max{m in MOIS} :</text:span></text:span></text:p>
      <text:p text:style-name="P24"><text:span text:style-name="Police_20_par_20_défaut"><text:span text:style-name="T11"><text:tab/>/* il faut rajouter la moyenne pondérée*/</text:span></text:span></text:p>
      <text:p text:style-name="P24"><text:span text:style-name="Police_20_par_20_défaut"><text:span text:style-name="T11"><text:tab/>sum{h in HUILES} durete[h]*qte_vendue[h,m] <text:s text:c="2"/>&lt;= 6*sum{h in HUILES}qte_vendue[h,m];</text:span></text:span></text:p>
      <text:p text:style-name="P24"><text:span text:style-name="Police_20_par_20_défaut"><text:span text:style-name="T11">subject to durete_intervalle_min{m in MOIS} :</text:span></text:span></text:p>
      <text:p text:style-name="P24"><text:span text:style-name="Police_20_par_20_défaut"><text:span text:style-name="T11"><text:tab/>/* il faut rajouter la moyenne pondérée*/</text:span></text:span></text:p>
      <text:p text:style-name="P24"><text:span text:style-name="Police_20_par_20_défaut"><text:span text:style-name="T11"><text:tab/>sum{h in HUILES} durete[h]*qte_vendue[h,m] <text:s text:c="2"/>&gt;= 3*sum{h in HUILES}qte_vendue[h,m];</text:span></text:span></text:p>
      <text:p text:style-name="P24"><text:span text:style-name="Police_20_par_20_défaut"><text:span text:style-name="T11"/></text:span></text:p>
      <text:p text:style-name="P24"><text:span text:style-name="Police_20_par_20_défaut"><text:span text:style-name="T14">/* Le stockage initial est à 500 */</text:span></text:span></text:p>
      <text:p text:style-name="P24"><text:span text:style-name="Police_20_par_20_défaut"><text:span text:style-name="T11">subject to stockage_initial{h in HUILES, m in MOIS} :</text:span></text:span></text:p>
      <text:p text:style-name="P24"><text:span text:style-name="Police_20_par_20_défaut"><text:span text:style-name="T11"><text:tab/>stockage[h, 0] = 500;</text:span></text:span></text:p>
      <text:p text:style-name="P24"><text:span text:style-name="Police_20_par_20_défaut"><text:span text:style-name="T14">/* Le stockage final doit être à 500 */</text:span></text:span></text:p>
      <text:p text:style-name="P24"><text:span text:style-name="Police_20_par_20_défaut"><text:span text:style-name="T11">subject to stockage_final{h in HUILES, m in MOIS} :</text:span></text:span></text:p>
      <text:p text:style-name="P24"><text:span text:style-name="Police_20_par_20_défaut"><text:span text:style-name="T11"><text:tab/>stockage[h,N] = 500;</text:span></text:span></text:p>
      <text:p text:style-name="P24"><text:span text:style-name="Police_20_par_20_défaut"><text:span text:style-name="T14">/* On doit toujours maintenir le stockage du mois courant à une valeur cohérente :</text:span></text:span></text:p>
      <text:p text:style-name="P24"><text:span text:style-name="Police_20_par_20_défaut"><text:span text:style-name="T14"><text:s text:c="4"/>Le stock du mois dernier moins l'huile utilisée, plus l'huile achetée */</text:span></text:span></text:p>
      <text:p text:style-name="P24"><text:span text:style-name="Police_20_par_20_défaut"><text:span text:style-name="T11">subject to stockage_equilibre{h in HUILES, m in MOIS} :</text:span></text:span></text:p>
      <text:p text:style-name="P24"><text:span text:style-name="Police_20_par_20_défaut"><text:span text:style-name="T11"><text:tab/>stockage[h,m] = stockage[h,m-1] + qte_achete[h,m] - qte_vendue[h,m];</text:span></text:span></text:p>
      <text:p text:style-name="P24"><text:span text:style-name="Police_20_par_20_défaut"><text:span text:style-name="T11"/></text:span></text:p>
      <text:p text:style-name="P24"><text:span text:style-name="Police_20_par_20_défaut"><text:span text:style-name="T14">/* Le stockage est limité en taille */</text:span></text:span></text:p>
      <text:p text:style-name="P24"><text:span text:style-name="Police_20_par_20_défaut"><text:span text:style-name="T11">subject to stockage_max_nourriture{h in HUILES, m in MOIS} :</text:span></text:span></text:p>
      <text:p text:style-name="P24"><text:span text:style-name="Police_20_par_20_défaut"><text:span text:style-name="T11"><text:tab/>stockage[h,m] &lt;= stockage_max;</text:span></text:span></text:p>
      <text:p text:style-name="P24"><text:span text:style-name="Police_20_par_20_défaut"><text:span text:style-name="T11"/></text:span></text:p>
      <text:p text:style-name="P24"><text:span text:style-name="Police_20_par_20_défaut"><text:span text:style-name="T11">data;</text:span></text:span></text:p>
      <text:p text:style-name="P24"><text:span text:style-name="Police_20_par_20_défaut"><text:span text:style-name="T11">set HUILES_V := VEG1 VEG2;</text:span></text:span></text:p>
      <text:p text:style-name="P24"><text:span text:style-name="Police_20_par_20_défaut"><text:span text:style-name="T11">set HUILES_A := ANI1 ANI2 ANI3;</text:span></text:span></text:p>
      <text:p text:style-name="P24"><text:span text:style-name="Police_20_par_20_défaut"><text:span text:style-name="T11">param N = 6;</text:span></text:span></text:p>
      <text:p text:style-name="P24"><text:span text:style-name="Police_20_par_20_défaut"><text:span text:style-name="T11">param prod_max_v := 200;</text:span></text:span></text:p>
      <text:p text:style-name="P24"><text:span text:style-name="Police_20_par_20_défaut"><text:span text:style-name="T11">param prod_max_a := 250;</text:span></text:span></text:p>
      <text:p text:style-name="P24"><text:span text:style-name="Police_20_par_20_défaut"><text:span text:style-name="T11">param stockage_max := 1000;</text:span></text:span></text:p>
      <text:p text:style-name="P24"><text:span text:style-name="Police_20_par_20_défaut"><text:span text:style-name="T11">param prix_vente := 150;</text:span></text:span></text:p>
      <text:p text:style-name="P24"><text:span text:style-name="Police_20_par_20_défaut"><text:span text:style-name="T11">param cout_stockage := 5;</text:span></text:span></text:p>
      <text:p text:style-name="P24"><text:span text:style-name="Police_20_par_20_défaut"><text:span text:style-name="T11"/></text:span></text:p>
      <text:p text:style-name="P24"><text:span text:style-name="Police_20_par_20_défaut"><text:span text:style-name="T11">param cout_achat (tr) :</text:span></text:span></text:p>
      <text:p text:style-name="P24"><text:span text:style-name="Police_20_par_20_défaut"><text:span text:style-name="T11"><text:tab/>VEG1<text:tab/>VEG2<text:tab/>ANI1<text:tab/>ANI2<text:tab/>ANI3 :=</text:span></text:span></text:p>
      <text:p text:style-name="P24"><text:span text:style-name="Police_20_par_20_défaut"><text:span text:style-name="T11">1<text:tab/>110<text:tab/>120<text:tab/>130<text:tab/>110<text:tab/>115</text:span></text:span></text:p>
      <text:p text:style-name="P24"><text:span text:style-name="Police_20_par_20_défaut"><text:span text:style-name="T11">2<text:tab/>130<text:tab/>130<text:tab/>110<text:tab/>90<text:tab/>115</text:span></text:span></text:p>
      <text:p text:style-name="P24"><text:span text:style-name="Police_20_par_20_défaut"><text:span text:style-name="T11">3<text:tab/>110<text:tab/>140<text:tab/>130<text:tab/>100<text:tab/>95</text:span></text:span></text:p>
      <text:p text:style-name="P24"><text:span text:style-name="Police_20_par_20_défaut"><text:span text:style-name="T11">4<text:tab/>120<text:tab/>110<text:tab/>120<text:tab/>120<text:tab/>125</text:span></text:span></text:p>
      <text:p text:style-name="P24"><text:span text:style-name="Police_20_par_20_défaut"><text:span text:style-name="T11">5<text:tab/>100<text:tab/>120<text:tab/>150<text:tab/>110<text:tab/>105</text:span></text:span></text:p>
      <text:p text:style-name="P24"><text:span text:style-name="Police_20_par_20_défaut"><text:span text:style-name="T11">6<text:tab/>90<text:tab/>100<text:tab/>140<text:tab/>80<text:tab/>135;</text:span></text:span></text:p>
      <text:p text:style-name="P24"><text:span text:style-name="Police_20_par_20_défaut"><text:span text:style-name="T11">param durete :=</text:span></text:span></text:p>
      <text:p text:style-name="P24"><text:span text:style-name="Police_20_par_20_défaut"><text:span text:style-name="T11">VEG1 <text:tab/>8.8</text:span></text:span></text:p>
      <text:p text:style-name="P24"><text:span text:style-name="Police_20_par_20_défaut"><text:span text:style-name="T11">VEG2<text:tab/>6.1</text:span></text:span></text:p>
      <text:p text:style-name="P24"><text:soft-page-break/><text:span text:style-name="Police_20_par_20_défaut"><text:span text:style-name="T11">ANI1<text:tab/>2.0</text:span></text:span></text:p>
      <text:p text:style-name="P24"><text:span text:style-name="Police_20_par_20_défaut"><text:span text:style-name="T11">ANI2<text:tab/>4.2</text:span></text:span></text:p>
      <text:p text:style-name="P24"><text:span text:style-name="Police_20_par_20_défaut"><text:span text:style-name="T11">ANI3<text:tab/>5.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Prestige Elite Std" svg:font-family="'Prestige Elite Std'" style:font-family-generic="modern" style:font-pitch="fixed"/>
    <style:font-face style:name="Cantarell" svg:font-family="Cantarel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language="fr" fo:country="FR"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0Z</meta:creation-date>
    <dc:date>2014-11-11T23:22:17.98</dc:date>
    <meta:editing-cycles>39</meta:editing-cycles>
    <meta:editing-duration>PT7H4M47S</meta:editing-duration>
    <meta:document-statistic meta:table-count="0" meta:image-count="0" meta:object-count="0" meta:page-count="7" meta:paragraph-count="106" meta:word-count="1449" meta:character-count="8939"/>
    <meta:user-defined meta:name="Info 1"/>
    <meta:user-defined meta:name="Info 2"/>
    <meta:user-defined meta:name="Info 3"/>
    <meta:user-defined meta:name="Info 4"/>
    <meta:template xlink:type="simple" xlink:actuate="onRequest" xlink:title="" xlink:href="Normal.dotm"/>
  </office:meta>
</office:document-meta>
</file>